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/usr/lib/postgresql/10/bin/pg_ctl -D /var/lib/postgresql/10/main -l logfile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51:15.241255145</meta:creation-date>
    <dc:date>2019-02-05T16:51:29.676694301</dc:date>
    <meta:editing-duration>PT15S</meta:editing-duration>
    <meta:editing-cycles>1</meta:editing-cycles>
    <meta:document-statistic meta:table-count="0" meta:image-count="0" meta:object-count="0" meta:page-count="1" meta:paragraph-count="1" meta:word-count="6" meta:character-count="84" meta:non-whitespace-character-count="76"/>
    <meta:generator>LibreOffice/6.0.7.3$Linux_X86_64 LibreOffice_project/00m0$Build-3</meta:generator>
  </office:meta>
</office:document-meta>
</file>